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Droid Sans Fallback2" svg:font-family="'Droid Sans Fallback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21cm" fo:min-width="22.356cm" fo:padding-top="0.125cm" fo:padding-bottom="0.125cm" fo:padding-left="0.25cm" fo:padding-right="0.25cm" fo:wrap-option="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5.689cm" fo:min-width="21.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000000" draw:stroke-linejoin="round" draw:fill="solid" draw:fill-color="#fffd78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.106cm" svg:stroke-color="#000000" draw:stroke-linejoin="round" draw:fill="solid" draw:fill-color="#fffd78" draw:textarea-vertical-align="top" draw:auto-grow-height="false" draw:fit-to-size="false" fo:min-height="0.76cm" fo:min-width="5.06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106cm" svg:stroke-color="#000000" draw:stroke-linejoin="round" draw:fill="solid" draw:fill-color="#fffd78" draw:textarea-vertical-align="top" draw:auto-grow-height="false" draw:fit-to-size="false" fo:min-height="0.76cm" fo:min-width="4.892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106cm" svg:stroke-color="#000000" draw:stroke-linejoin="round" draw:fill="solid" draw:fill-color="#fffd78" draw:textarea-vertical-align="top" draw:auto-grow-height="false" draw:fit-to-size="false" fo:min-height="0.76cm" fo:min-width="4.89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ffff00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ffff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ffff00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ffff00" draw:stroke-linejoin="round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873cm" style:use-optimal-column-width="false"/>
    </style:style>
    <style:style style:name="co2" style:family="table-column">
      <style:table-column-properties style:column-width="3.955cm" style:use-optimal-column-width="false"/>
    </style:style>
    <style:style style:name="co3" style:family="table-column">
      <style:table-column-properties style:column-width="5.136cm" style:use-optimal-column-width="false"/>
    </style:style>
    <style:style style:name="co4" style:family="table-column">
      <style:table-column-properties style:column-width="2.774cm" style:use-optimal-column-width="false"/>
    </style:style>
    <style:style style:name="co5" style:family="table-column">
      <style:table-column-properties style:column-width="3.028cm" style:use-optimal-column-width="false"/>
    </style:style>
    <style:style style:name="co6" style:family="table-column">
      <style:table-column-properties style:column-width="5.92cm" style:use-optimal-column-width="false"/>
    </style:style>
    <style:style style:name="co7" style:family="table-column">
      <style:table-column-properties style:column-width="3.987cm" style:use-optimal-column-width="false"/>
    </style:style>
    <style:style style:name="co8" style:family="table-column">
      <style:table-column-properties style:column-width="2.212cm" style:use-optimal-column-width="false"/>
    </style:style>
    <style:style style:name="co9" style:family="table-column">
      <style:table-column-properties style:column-width="3.2cm" style:use-optimal-column-width="false"/>
    </style:style>
    <style:style style:name="co10" style:family="table-column">
      <style:table-column-properties style:column-width="4cm" style:use-optimal-column-width="false"/>
    </style:style>
    <style:style style:name="co11" style:family="table-column">
      <style:table-column-properties style:column-width="5.602cm" style:use-optimal-column-width="false"/>
    </style:style>
    <style:style style:name="co12" style:family="table-column">
      <style:table-column-properties style:column-width="5.178cm" style:use-optimal-column-width="false"/>
    </style:style>
    <style:style style:name="co13" style:family="table-column">
      <style:table-column-properties style:column-width="2.797cm" style:use-optimal-column-width="false"/>
    </style:style>
    <style:style style:name="co14" style:family="table-column">
      <style:table-column-properties style:column-width="3.052cm" style:use-optimal-column-width="false"/>
    </style:style>
    <style:style style:name="co15" style:family="table-column">
      <style:table-column-properties style:column-width="3.519cm" style:use-optimal-column-width="false"/>
    </style:style>
    <style:style style:name="co16" style:family="table-column">
      <style:table-column-properties style:column-width="3.4cm" style:use-optimal-column-width="false"/>
    </style:style>
    <style:style style:name="co17" style:family="table-column">
      <style:table-column-properties style:column-width="2.4cm" style:use-optimal-column-width="false"/>
    </style:style>
    <style:style style:name="co18" style:family="table-column">
      <style:table-column-properties style:column-width="3.6cm" style:use-optimal-column-width="false"/>
    </style:style>
    <style:style style:name="co19" style:family="table-column">
      <style:table-column-properties style:column-width="6.2cm" style:use-optimal-column-width="false"/>
    </style:style>
    <style:style style:name="co20" style:family="table-column">
      <style:table-column-properties style:column-width="3.247cm" style:use-optimal-column-width="false"/>
    </style:style>
    <style:style style:name="co21" style:family="table-column">
      <style:table-column-properties style:column-width="3cm" style:use-optimal-column-width="false"/>
    </style:style>
    <style:style style:name="co22" style:family="table-column">
      <style:table-column-properties style:column-width="6.201cm" style:use-optimal-column-width="false"/>
    </style:style>
    <style:style style:name="ro1" style:family="table-row">
      <style:table-row-properties style:row-height="1.778cm"/>
    </style:style>
    <style:style style:name="ro2" style:family="table-row">
      <style:table-row-properties style:row-height="1.247cm"/>
    </style:style>
    <style:style style:name="ro3" style:family="table-row">
      <style:table-row-properties style:row-height="1.743cm"/>
    </style:style>
    <style:style style:name="ro4" style:family="table-row">
      <style:table-row-properties style:row-height="0.751cm"/>
    </style:style>
    <style:style style:name="ro5" style:family="table-row">
      <style:table-row-properties style:row-height="2.49cm"/>
    </style:style>
    <style:style style:name="ro6" style:family="table-row">
      <style:table-row-properties style:row-height="2.504cm"/>
    </style:style>
    <style:style style:name="ro7" style:family="table-row">
      <style:table-row-properties style:row-height="1.788cm"/>
    </style:style>
    <style:style style:name="ro8" style:family="table-row">
      <style:table-row-properties style:row-height="0cm"/>
    </style:style>
    <style:style style:name="ro9" style:family="table-row">
      <style:table-row-properties style:row-height="1.791cm"/>
    </style:style>
    <style:style style:name="ce1" style:family="table-cell">
      <loext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style:repeat="repeat"/>
    </style:style>
    <style:style style:name="ce5" style:family="table-cell">
      <loext:graphic-properties draw:fill="solid" draw:fill-color="#e9ecf3" style:repeat="repeat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ffffff"/>
      <style:text-properties fo:font-size="18pt"/>
    </style:style>
    <style:style style:name="ce6" style:family="table-cell">
      <loext:graphic-properties draw:fill="solid" draw:fill-color="#e9ecf3" style:repeat="repeat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ffffff"/>
      <style:text-properties fo:font-size="18pt"/>
    </style:style>
    <style:style style:name="ce7" style:family="table-cell">
      <loext:graphic-properties draw:fill="solid" draw:fill-color="#e9ecf3" style:repeat="repeat" draw:textarea-vertical-align="top" fo:padding-top="0.127cm" fo:padding-bottom="0.127cm" fo:padding-left="0.254cm" fo:padding-right="0.254cm"/>
      <style:paragraph-properties fo:margin-top="0cm" fo:margin-bottom="0cm" fo:line-height="100%" fo:text-align="start" fo:border="0.48pt solid #ffffff"/>
      <style:text-properties fo:font-size="18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style:paragraph-properties fo:margin-top="0cm" fo:margin-bottom="0cm" fo:text-align="start"/>
      <style:text-properties fo:font-size="18pt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fd78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ffd78"/>
      <style:paragraph-properties fo:margin-top="0cm" fo:margin-bottom="0cm" fo:line-height="100%" fo:text-align="center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4f81bd"/>
      <style:paragraph-properties fo:text-align="start"/>
      <style:text-properties fo:font-size="18pt"/>
    </style:style>
    <style:style style:name="P17" style:family="paragraph">
      <loext:graphic-properties draw:fill="solid" draw:fill-color="#ffff00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Calibr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Droid Sans Fallback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roid Sans Fallback2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5cm" text:min-label-width="0.94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5cm" text:min-label-width="0.94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5cm" text:min-label-width="0.789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5cm" text:min-label-width="0.94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5cm" text:min-label-width="0.789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5cm" text:min-label-width="0.63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5cm" text:min-label-width="0.94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5cm" text:min-label-width="0.789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5cm" text:min-label-width="0.63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5cm" text:min-label-width="0.63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5cm" svg:height="4.078cm" svg:x="1.905cm" svg:y="5.918cm">
          <text:p text:style-name="P1"><text:span text:style-name="T1">Suivi des prélèvements microbiologiques d’environnement de l’unité de préparation de nutrition parentér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5cm" svg:height="4.863cm" svg:x="3.81cm" svg:y="10.795cm">
          <text:p text:style-name="P1"><text:span text:style-name="T2">T. Liautaud</text:span></text:p>
          <text:p text:style-name="P1"><text:span text:style-name="T2">DU Bioinformatique</text:span></text:p>
          <text:p text:style-name="P1"><text:span text:style-name="T2">I. Nicolis – Université Paris-Descar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Objecti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5cm" svg:height="12.567cm" svg:x="1.27cm" svg:y="4.445cm">
          <text:list text:style-name="L3">
            <text:list-item>
              <text:p text:style-name="P4"><text:span text:style-name="T4">Saisie des prélèvements</text:span></text:p>
            </text:list-item>
            <text:list-item>
              <text:p text:style-name="P4"><text:span text:style-name="T4">Saisie des résultats</text:span></text:p>
            </text:list-item>
            <text:list-item>
              <text:p text:style-name="P4"><text:span text:style-name="T4">Affichage sur image ?</text:span></text:p>
            </text:list-item>
            <text:list-item>
              <text:p text:style-name="P4"><text:span text:style-name="T4">Extraction des données</text:span></text:p>
            </text:list-item>
            <text:list-item>
              <text:p text:style-name="P4"><text:span text:style-name="T4">Graphiques 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5cm" svg:height="12.567cm" svg:x="1.27cm" svg:y="4.445cm">
          <text:list text:style-name="L3">
            <text:list-item>
              <text:p text:style-name="P4"><text:span text:style-name="T5">Dispositif de prélèvement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6">Écouvillon</text:span></text:p>
                </text:list-item>
                <text:list-item>
                  <text:p text:style-name="P4"><text:span text:style-name="T6">Boite de Pétri</text:span></text:p>
                </text:list-item>
                <text:list-item>
                  <text:p text:style-name="P4"><text:span text:style-name="T6">Biocollecteur Sampl’R</text:span></text:p>
                </text:list-item>
                <text:list-item>
                  <text:p text:style-name="P4"><text:span text:style-name="T6">Countact</text:span></text:p>
                </text:list-item>
              </text:list>
            </text:list-item>
            <text:list-item>
              <text:p text:style-name="P4"><text:span text:style-name="T5">Limites par classe selon BPP (UFC)</text:span></text:p>
              <text:list>
                <text:list-item>
                  <text:p text:style-name="P4"><text:span text:style-name="T7">Classe A :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"><text:span text:style-name="T8">Air : &lt;1</text:span></text:p>
                    </text:list-item>
                    <text:list-item>
                      <text:p text:style-name="P4"><text:span text:style-name="T8">Surface : <text:s/>&lt;1</text:span></text:p>
                    </text:list-item>
                    <text:list-item>
                      <text:p text:style-name="P4"><text:span text:style-name="T8">Gants <text:s/>: &lt;1</text:span></text:p>
                    </text:list-item>
                  </text:list>
                </text:list-item>
                <text:list-item>
                  <text:p text:style-name="P4"><text:span text:style-name="T7">Classe D : </text:span></text:p>
                  <text:list>
                    <text:list-item>
                      <text:p text:style-name="P4"><text:span text:style-name="T8">Air : <text:s/>&lt;100</text:span></text:p>
                    </text:list-item>
                    <text:list-item>
                      <text:p text:style-name="P4"><text:span text:style-name="T8">Surface : &lt; 50</text:span></text:p>
                    </text:list-item>
                  </text:list>
                </text:list-item>
              </text:list>
            </text:list-item>
          </text:list>
          <text:p text:style-name="P4"><text:span text:style-name="T9"/></text:p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5cm" svg:height="12.567cm" svg:x="1.27cm" svg:y="4.445cm">
          <text:list text:style-name="L3">
            <text:list-item>
              <text:p text:style-name="P4"><text:span text:style-name="T5">Points de prélèvement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6">Isolateur – classe A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"><text:span text:style-name="T7">Zone de travail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8">Gants – Countact</text:span></text:p>
                        </text:list-item>
                        <text:list-item>
                          <text:p text:style-name="P4"><text:span text:style-name="T8">Manchettes - Ecouvillons</text:span></text:p>
                        </text:list-item>
                        <text:list-item>
                          <text:p text:style-name="P4"><text:span text:style-name="T8">Air - Pétri</text:span></text:p>
                        </text:list-item>
                        <text:list-item>
                          <text:p text:style-name="P4"><text:span text:style-name="T8">Plan de travail – Ecouvillons</text:span></text:p>
                        </text:list-item>
                        <text:list-item>
                          <text:p text:style-name="P4"><text:span text:style-name="T8">Rail, DPTE, Bouton, poignée – Ecouvillons</text:span></text:p>
                        </text:list-item>
                        <text:list-item>
                          <text:p text:style-name="P4"><text:span text:style-name="T8">Automate - <text:s/>Ecouvillons</text:span></text:p>
                        </text:list-item>
                      </text:list>
                    </text:list-item>
                    <text:list-item>
                      <text:p text:style-name="P4"><text:span text:style-name="T7">Sas de stockage</text:span></text:p>
                      <text:list>
                        <text:list-item>
                          <text:p text:style-name="P4"><text:span text:style-name="T8">Etagères – Ecouvillon</text:span></text:p>
                        </text:list-item>
                        <text:list-item>
                          <text:p text:style-name="P4"><text:span text:style-name="T8">Plan de travail – Ecouvillons</text:span></text:p>
                        </text:list-item>
                        <text:list-item>
                          <text:p text:style-name="P4"><text:span text:style-name="T8">Gants – Countac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<text:span text:style-name="T6">Salle classe D</text:span></text:p>
                  <text:list>
                    <text:list-item>
                      <text:p text:style-name="P4"><text:span text:style-name="T7">Air – Pétri</text:span></text:p>
                    </text:list-item>
                    <text:list-item>
                      <text:p text:style-name="P4"><text:span text:style-name="T7">Air – Biocollecteur Sampl’R</text:span></text:p>
                    </text:list-item>
                    <text:list-item>
                      <text:p text:style-name="P4"><text:span text:style-name="T7">Surface – Countact</text:span></text:p>
                    </text:list-item>
                  </text:list>
                </text:list-item>
                <text:list-item>
                  <text:p text:style-name="P4"><text:span text:style-name="T6">Ajouts de points supplémentaires <text:s/>:</text:span></text:p>
                  <text:list>
                    <text:list-item>
                      <text:p text:style-name="P4"><text:span text:style-name="T7">Autre Air classe A</text:span></text:p>
                    </text:list-item>
                    <text:list-item>
                      <text:p text:style-name="P4"><text:span text:style-name="T7">Autre Surface classe A</text:span></text:p>
                    </text:list-item>
                    <text:list-item>
                      <text:p text:style-name="P4"><text:span text:style-name="T7">Autre Air classe D</text:span></text:p>
                    </text:list-item>
                    <text:list-item>
                      <text:p text:style-name="P4"><text:span text:style-name="T7">Autre Surface classe D</text:span></text:p>
                    </text:list-item>
                  </text:list>
                </text:list-item>
              </text:list>
            </text:list-item>
          </text:list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Données (sui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855cm" svg:height="12.567cm" svg:x="1.27cm" svg:y="4.445cm">
          <text:list text:style-name="L3">
            <text:list-item>
              <text:p text:style-name="P4"><text:span text:style-name="T11">Plan de prélèvement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Image de l’isolateur</text:span></text:p>
                </text:list-item>
              </text:list>
            </text:list-item>
            <text:list-item>
              <text:p text:style-name="P4"><text:span text:style-name="T11">Jours de prélèvement :</text:span></text:p>
              <text:list>
                <text:list-item>
                  <text:p text:style-name="P4"><text:span text:style-name="T5">1</text:span><text:span text:style-name="T12">er</text:span><text:span text:style-name="T5"> lundi, 2</text:span><text:span text:style-name="T12">ème</text:span><text:span text:style-name="T5"> mardi…</text:span></text:p>
                </text:list-item>
              </text:list>
            </text:list-item>
            <text:list-item>
              <text:p text:style-name="P4"><text:span text:style-name="T11">Planning de prélèvement :</text:span></text:p>
              <text:list>
                <text:list-item>
                  <text:p text:style-name="P4"><text:span text:style-name="T5">Hebdomadaire</text:span></text:p>
                </text:list-item>
                <text:list-item>
                  <text:p text:style-name="P4"><text:span text:style-name="T5">Mensuel</text:span></text:p>
                </text:list-item>
              </text:list>
            </text:list-item>
            <text:list-item>
              <text:p text:style-name="P4"><text:span text:style-name="T11">Saisie des prélèvements</text:span></text:p>
            </text:list-item>
            <text:list-item>
              <text:p text:style-name="P4"><text:span text:style-name="T11">Saisie des résultats</text:span></text:p>
            </text:list-item>
          </text:list>
          <text:p text:style-name="P4"><text:span text:style-name="T13"/></text:p>
          <text:p text:style-name="P4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Table des dispositifs de prélèv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72cm" svg:height="4.979cm" svg:x="0.179cm" svg:y="4.324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<text:span text:style-name="T14">Etiquette</text:span></text:p>
              </table:table-cell>
              <table:table-cell>
                <text:p text:style-name="P5"><text:span text:style-name="T14">Nom de variable</text:span></text:p>
              </table:table-cell>
              <table:table-cell>
                <text:p text:style-name="P5"><text:span text:style-name="T14">Type</text:span></text:p>
              </table:table-cell>
              <table:table-cell>
                <text:p text:style-name="P5"><text:span text:style-name="T14">Table</text:span></text:p>
              </table:table-cell>
              <table:table-cell>
                <text:p text:style-name="P5"><text:span text:style-name="T14">Clé </text:span></text:p>
                <text:p text:style-name="P5"><text:span text:style-name="T14">primaire</text:span></text:p>
              </table:table-cell>
              <table:table-cell>
                <text:p text:style-name="P5"><text:span text:style-name="T14">Clé étrangèr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5">Dispositif</text:span></text:p>
              </table:table-cell>
              <table:table-cell>
                <text:p text:style-name="P5"><text:span text:style-name="T15">Dipositif</text:span></text:p>
              </table:table-cell>
              <table:table-cell>
                <text:p text:style-name="P5"><text:span text:style-name="T15">Text</text:span></text:p>
              </table:table-cell>
              <table:table-cell>
                <text:p text:style-name="P5"><text:span text:style-name="T15">Dispositif de prélèvement :</text:span></text:p>
                <text:p text:style-name="P5"><text:span text:style-name="T15">Disp_prelev</text:span></text:p>
              </table:table-cell>
              <table:table-cell>
                <text:p text:style-name="P5"><text:span text:style-name="T15">ID</text:span></text:p>
              </table:table-cell>
              <table:table-cell>
                <text:p text:style-name="P5"><text:span text:style-name="T15">N/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Table des limites microbiologiques par classe (en UF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72cm" svg:height="7.823cm" svg:x="0.179cm" svg:y="4.324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<text:span text:style-name="T14">Etiquette</text:span></text:p>
              </table:table-cell>
              <table:table-cell>
                <text:p text:style-name="P5"><text:span text:style-name="T14">Nom de variable</text:span></text:p>
              </table:table-cell>
              <table:table-cell>
                <text:p text:style-name="P5"><text:span text:style-name="T14">Type</text:span></text:p>
              </table:table-cell>
              <table:table-cell>
                <text:p text:style-name="P5"><text:span text:style-name="T14">Table</text:span></text:p>
              </table:table-cell>
              <table:table-cell>
                <text:p text:style-name="P5"><text:span text:style-name="T14">Clé </text:span></text:p>
                <text:p text:style-name="P5"><text:span text:style-name="T14">primaire</text:span></text:p>
              </table:table-cell>
              <table:table-cell>
                <text:p text:style-name="P5"><text:span text:style-name="T14">Clé étrangèr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5">Classe</text:span></text:p>
              </table:table-cell>
              <table:table-cell>
                <text:p text:style-name="P5"><text:span text:style-name="T15">Classe</text:span></text:p>
              </table:table-cell>
              <table:table-cell>
                <text:p text:style-name="P5"><text:span text:style-name="T15">Text</text:span></text:p>
              </table:table-cell>
              <table:table-cell table:number-rows-spanned="3">
                <text:p text:style-name="P5"><text:span text:style-name="T15">Class_limites</text:span></text:p>
              </table:table-cell>
              <table:table-cell table:number-rows-spanned="3">
                <text:p text:style-name="P5"><text:span text:style-name="T15">ID</text:span></text:p>
              </table:table-cell>
              <table:table-cell table:number-rows-spanned="3">
                <text:p text:style-name="P5"><text:span text:style-name="T15">N/A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15">Type</text:span></text:p>
              </table:table-cell>
              <table:table-cell>
                <text:p text:style-name="P5"><text:span text:style-name="T15">Type</text:span></text:p>
              </table:table-cell>
              <table:table-cell>
                <text:p text:style-name="P5"><text:span text:style-name="T15">Text</text:span></text:p>
              </table:table-cell>
              <table:covered-table-cell table:style-name="ce4"/>
              <table:covered-table-cell table:style-name="ce4"/>
              <table:covered-table-cell table:style-name="ce4"/>
            </table:table-row>
            <table:table-row table:style-name="ro1" table:default-cell-style-name="ce2">
              <table:table-cell>
                <text:p text:style-name="P5"><text:span text:style-name="T15">Limite</text:span></text:p>
              </table:table-cell>
              <table:table-cell>
                <text:p text:style-name="P5"><text:span text:style-name="T15">Limite</text:span></text:p>
              </table:table-cell>
              <table:table-cell>
                <text:p text:style-name="P5"><text:span text:style-name="T15">Integer</text:span></text:p>
              </table:table-cell>
              <table:covered-table-cell table:style-name="ce4"/>
              <table:covered-table-cell table:style-name="ce4"/>
              <table:covered-table-cell table:style-name="ce4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Table des points de prélè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92cm" svg:height="4.732cm" svg:x="0.179cm" svg:y="3.94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1">
              <table:table-cell>
                <text:p text:style-name="P5"><text:span text:style-name="T16">Etiquette</text:span></text:p>
              </table:table-cell>
              <table:table-cell>
                <text:p text:style-name="P5"><text:span text:style-name="T16">Nom de variable</text:span></text:p>
              </table:table-cell>
              <table:table-cell>
                <text:p text:style-name="P5"><text:span text:style-name="T16">Type</text:span></text:p>
              </table:table-cell>
              <table:table-cell>
                <text:p text:style-name="P5"><text:span text:style-name="T16">Table</text:span></text:p>
              </table:table-cell>
              <table:table-cell>
                <text:p text:style-name="P5"><text:span text:style-name="T16">Clé <text:s/>primaire</text:span></text:p>
              </table:table-cell>
              <table:table-cell>
                <text:p text:style-name="P5"><text:span text:style-name="T16">Clé étrangère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7">Point</text:span></text:p>
              </table:table-cell>
              <table:table-cell>
                <text:p text:style-name="P5"><text:span text:style-name="T17">Point</text:span></text:p>
              </table:table-cell>
              <table:table-cell>
                <text:p text:style-name="P5"><text:span text:style-name="T17">Text</text:span></text:p>
              </table:table-cell>
              <table:table-cell table:number-rows-spanned="2">
                <text:p text:style-name="P5"><text:span text:style-name="T17">Points_prelev</text:span></text:p>
              </table:table-cell>
              <table:table-cell table:number-rows-spanned="2">
                <text:p text:style-name="P5"><text:span text:style-name="T17">ID</text:span></text:p>
              </table:table-cell>
              <table:table-cell table:number-rows-spanned="2">
                <text:p text:style-name="P5"><text:span text:style-name="T17">disp_prelev(ID)</text:span></text:p>
                <text:p text:style-name="P5"><text:span text:style-name="T17">limites_classes(ID)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8">Description</text:span></text:p>
              </table:table-cell>
              <table:table-cell>
                <text:p text:style-name="P6"><text:span text:style-name="T18">description</text:span></text:p>
              </table:table-cell>
              <table:table-cell>
                <text:p text:style-name="P6"><text:span text:style-name="T19">Text</text:span></text:p>
              </table:table-cell>
              <table:covered-table-cell table:style-name="ce4"/>
              <table:covered-table-cell table:style-name="ce4"/>
              <table:covered-table-cell table:style-name="ce4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Table des jours de prélè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92cm" svg:height="1.997cm" svg:x="0.179cm" svg:y="3.94cm">
          <table:table>
            <table:table-column table:style-name="co6"/>
            <table:table-column table:style-name="co7"/>
            <table:table-column table:style-name="co7"/>
            <table:table-column table:style-name="co12"/>
            <table:table-column table:style-name="co13"/>
            <table:table-column table:style-name="co14"/>
            <table:table-row table:style-name="ro2" table:default-cell-style-name="ce1">
              <table:table-cell>
                <text:p text:style-name="P5"><text:span text:style-name="T16">Etiquette</text:span></text:p>
              </table:table-cell>
              <table:table-cell>
                <text:p text:style-name="P5"><text:span text:style-name="T16">Nom de variable</text:span></text:p>
              </table:table-cell>
              <table:table-cell>
                <text:p text:style-name="P5"><text:span text:style-name="T16">Type</text:span></text:p>
              </table:table-cell>
              <table:table-cell>
                <text:p text:style-name="P5"><text:span text:style-name="T16">Table</text:span></text:p>
              </table:table-cell>
              <table:table-cell>
                <text:p text:style-name="P5"><text:span text:style-name="T16">Clé </text:span></text:p>
                <text:p text:style-name="P5"><text:span text:style-name="T16">primaire</text:span></text:p>
              </table:table-cell>
              <table:table-cell>
                <text:p text:style-name="P5"><text:span text:style-name="T16">Clé étrangère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17">Jour</text:span></text:p>
              </table:table-cell>
              <table:table-cell>
                <text:p text:style-name="P5"><text:span text:style-name="T17">Jour</text:span></text:p>
              </table:table-cell>
              <table:table-cell>
                <text:p text:style-name="P5"><text:span text:style-name="T17">Text</text:span></text:p>
              </table:table-cell>
              <table:table-cell>
                <text:p text:style-name="P5"><text:span text:style-name="T17">Jours_prelev</text:span></text:p>
              </table:table-cell>
              <table:table-cell>
                <text:p text:style-name="P5"><text:span text:style-name="T17">ID</text:span></text:p>
              </table:table-cell>
              <table:table-cell>
                <text:p text:style-name="P5"><text:span text:style-name="T17">N/A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3" draw:style-name="gr2" draw:text-style-name="P2" draw:layer="layout" svg:width="12.996cm" svg:height="2.531cm" svg:x="6.499cm" svg:y="9.525cm">
          <text:p text:style-name="P5"><text:span text:style-name="T20">CREATE TABLE jours_prelev (id SERIAL PRIMARY KEY , jour varchar(10) NOT NULL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Table du pla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72cm" svg:height="4.267cm" svg:x="0.179cm" svg:y="4.324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11"/>
            <table:table-row table:style-name="ro1" table:default-cell-style-name="ce1">
              <table:table-cell>
                <text:p text:style-name="P5"><text:span text:style-name="T14">Etiquette</text:span></text:p>
              </table:table-cell>
              <table:table-cell>
                <text:p text:style-name="P5"><text:span text:style-name="T14">Nom de variable</text:span></text:p>
              </table:table-cell>
              <table:table-cell>
                <text:p text:style-name="P5"><text:span text:style-name="T14">Type</text:span></text:p>
              </table:table-cell>
              <table:table-cell>
                <text:p text:style-name="P5"><text:span text:style-name="T14">Table</text:span></text:p>
              </table:table-cell>
              <table:table-cell>
                <text:p text:style-name="P5"><text:span text:style-name="T14">Clé </text:span></text:p>
                <text:p text:style-name="P5"><text:span text:style-name="T14">primaire</text:span></text:p>
              </table:table-cell>
              <table:table-cell>
                <text:p text:style-name="P5"><text:span text:style-name="T14">Clé étrangère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>
                <text:p text:style-name="P5"><text:span text:style-name="T15">Planning</text:span></text:p>
              </table:table-cell>
              <table:table-cell>
                <text:p text:style-name="P5"><text:span text:style-name="T15">Jour_prelev(ID)</text:span></text:p>
                <text:p text:style-name="P5"><text:span text:style-name="T15">Points-prelev(ID)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custom-shape draw:name="CustomShape 3" draw:style-name="gr2" draw:text-style-name="P2" draw:layer="layout" svg:width="13.396cm" svg:height="5.581cm" svg:x="4.499cm" svg:y="10.125cm">
          <text:p text:style-name="P5"><text:span text:style-name="T20">CREATE TABLE planning_prelev</text:span></text:p>
          <text:p text:style-name="P5"><text:span text:style-name="T20">(id_jour INTEGER NOT NULL references jours_prelev(id),</text:span></text:p>
          <text:p text:style-name="P5"><text:span text:style-name="T20">id_point INTEGER NOT NULL references points_prelev(id) ,</text:span></text:p>
          <text:p text:style-name="P5"><text:span text:style-name="T20">PRIMARY KEY (id_jour, idpoint)</text:span></text:p>
          <text:p text:style-name="P5"><text:span text:style-name="T2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Prélèv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72cm" svg:height="10.313cm" svg:x="0.179cm" svg:y="4.324cm">
          <table:table>
            <table:table-column table:style-name="co1"/>
            <table:table-column table:style-name="co20"/>
            <table:table-column table:style-name="co9"/>
            <table:table-column table:style-name="co9"/>
            <table:table-column table:style-name="co21"/>
            <table:table-column table:style-name="co22"/>
            <table:table-row table:style-name="ro5" table:default-cell-style-name="ce1">
              <table:table-cell>
                <text:p text:style-name="P5"><text:span text:style-name="T14">Etiquette</text:span></text:p>
              </table:table-cell>
              <table:table-cell>
                <text:p text:style-name="P5"><text:span text:style-name="T14">Nom de variable</text:span></text:p>
              </table:table-cell>
              <table:table-cell>
                <text:p text:style-name="P5"><text:span text:style-name="T14">Type</text:span></text:p>
              </table:table-cell>
              <table:table-cell>
                <text:p text:style-name="P5"><text:span text:style-name="T14">Table</text:span></text:p>
              </table:table-cell>
              <table:table-cell>
                <text:p text:style-name="P5"><text:span text:style-name="T14">Clé </text:span></text:p>
                <text:p text:style-name="P5"><text:span text:style-name="T14">primaire</text:span></text:p>
              </table:table-cell>
              <table:table-cell>
                <text:p text:style-name="P5"><text:span text:style-name="T14">Clé étrangère</text:span></text:p>
              </table:table-cell>
            </table:table-row>
            <table:table-row table:style-name="ro1" table:default-cell-style-name="ce2">
              <table:table-cell table:style-name="ce3">
                <text:p text:style-name="P5"><text:span text:style-name="T15">Date prélèvement</text:span></text:p>
              </table:table-cell>
              <table:table-cell table:style-name="ce3">
                <text:p text:style-name="P5"><text:span text:style-name="T15">Date_prel</text:span></text:p>
              </table:table-cell>
              <table:table-cell table:style-name="ce3">
                <text:p text:style-name="P5"><text:span text:style-name="T15">Datetime</text:span></text:p>
              </table:table-cell>
              <table:table-cell>
                <text:p text:style-name="P5"><text:span text:style-name="T15">Prélèvements</text:span></text:p>
              </table:table-cell>
              <table:table-cell>
                <text:p text:style-name="P5"><text:span text:style-name="T15">ID</text:span></text:p>
              </table:table-cell>
              <table:table-cell>
                <text:p text:style-name="P5"><text:span text:style-name="T15">Points-prelev(ID)</text:span></text:p>
                <text:p text:style-name="P5"><text:span text:style-name="T15"/></text:p>
              </table:table-cell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name="TextShape 3" draw:style-name="gr2" draw:text-style-name="P2" draw:layer="layout" svg:width="21.799cm" svg:height="5.938cm" svg:x="1.6cm" svg:y="14.4cm">
          <text:p text:style-name="P6"><text:span text:style-name="T21">create table prelevements (</text:span></text:p>
          <text:p text:style-name="P6"><text:span text:style-name="T21">id serial primary key,</text:span></text:p>
          <text:p text:style-name="P6"><text:span text:style-name="T21">date_prelev date not null,</text:span></text:p>
          <text:p text:style-name="P6"><text:span text:style-name="T21">id_point integer not null references points_prelev(id),</text:span></text:p>
          <text:p text:style-name="P6"><text:span text:style-name="T21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custom-shape draw:name="CustomShape 1" draw:style-name="gr4" draw:text-style-name="P8" draw:layer="layout" svg:width="22.855cm" svg:height="3.17cm" svg:x="1.27cm" svg:y="0.763cm">
          <text:p text:style-name="P7"><text:span text:style-name="T3">Résult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72cm" svg:height="10.97cm" svg:x="0.179cm" svg:y="4.324cm">
          <table:table>
            <table:table-column table:style-name="co1"/>
            <table:table-column table:style-name="co20"/>
            <table:table-column table:style-name="co9"/>
            <table:table-column table:style-name="co9"/>
            <table:table-column table:style-name="co21"/>
            <table:table-column table:style-name="co22"/>
            <table:table-row table:style-name="ro6" table:default-cell-style-name="ce1">
              <table:table-cell>
                <text:p text:style-name="P9"><text:span text:style-name="T14">Etiquette</text:span></text:p>
              </table:table-cell>
              <table:table-cell>
                <text:p text:style-name="P9"><text:span text:style-name="T14">Nom de variable</text:span></text:p>
              </table:table-cell>
              <table:table-cell>
                <text:p text:style-name="P9"><text:span text:style-name="T14">Type</text:span></text:p>
              </table:table-cell>
              <table:table-cell>
                <text:p text:style-name="P9"><text:span text:style-name="T14">Table</text:span></text:p>
              </table:table-cell>
              <table:table-cell>
                <text:p text:style-name="P9"><text:span text:style-name="T14">Clé </text:span></text:p>
                <text:p text:style-name="P9"><text:span text:style-name="T14">primaire</text:span></text:p>
              </table:table-cell>
              <table:table-cell>
                <text:p text:style-name="P9"><text:span text:style-name="T14">Clé étrangère</text:span></text:p>
              </table:table-cell>
            </table:table-row>
            <table:table-row table:style-name="ro7" table:default-cell-style-name="ce2">
              <table:table-cell table:style-name="ce5">
                <text:p text:style-name="P9"><text:span text:style-name="T15">Date résultat</text:span></text:p>
              </table:table-cell>
              <table:table-cell table:style-name="ce6">
                <text:p text:style-name="P9"><text:span text:style-name="T15">Date_res</text:span></text:p>
              </table:table-cell>
              <table:table-cell table:style-name="ce7">
                <text:p text:style-name="P9"><text:span text:style-name="T15">Datetime</text:span></text:p>
              </table:table-cell>
              <table:table-cell>
                <text:p text:style-name="P9"><text:span text:style-name="T15">Prélèvements</text:span></text:p>
              </table:table-cell>
              <table:table-cell>
                <text:p text:style-name="P9"><text:span text:style-name="T15">ID</text:span></text:p>
              </table:table-cell>
              <table:table-cell>
                <text:p text:style-name="P9"><text:span text:style-name="T15">prelevement(ID)</text:span></text:p>
                <text:p text:style-name="P9"><text:span text:style-name="T15"/></text:p>
              </table:table-cell>
            </table:table-row>
            <table:table-row table:style-name="ro8" table:default-cell-style-name="ce2">
              <table:table-cell>
                <text:p>Telephoné</text:p>
              </table:table-cell>
              <table:table-cell>
                <text:p>tel</text:p>
              </table:table-cell>
              <table:table-cell>
                <text:p>bool</text:p>
              </table:table-cell>
              <table:table-cell/>
              <table:table-cell/>
              <table:table-cell/>
            </table:table-row>
            <table:table-row table:style-name="ro8" table:default-cell-style-name="ce2">
              <table:table-cell>
                <text:p>Signé</text:p>
              </table:table-cell>
              <table:table-cell>
                <text:p>sign</text:p>
              </table:table-cell>
              <table:table-cell>
                <text:p>bool</text:p>
              </table:table-cell>
              <table:table-cell/>
              <table:table-cell/>
              <table:table-cell/>
            </table:table-row>
            <table:table-row table:style-name="ro8" table:default-cell-style-name="ce2">
              <table:table-cell>
                <text:p text:style-name="P9"><text:span text:style-name="T15">Nombre microorganismes</text:span></text:p>
              </table:table-cell>
              <table:table-cell>
                <text:p text:style-name="P9"><text:span text:style-name="T15">Nb</text:span></text:p>
              </table:table-cell>
              <table:table-cell>
                <text:p text:style-name="P9"><text:span text:style-name="T15">Integer</text:span></text:p>
              </table:table-cell>
              <table:table-cell/>
              <table:table-cell/>
              <table:table-cell/>
            </table:table-row>
            <table:table-row table:style-name="ro9" table:default-cell-style-name="ce2">
              <table:table-cell table:style-name="ce3">
                <text:p text:style-name="P10"><text:span text:style-name="T22">Micro-organisme</text:span></text:p>
              </table:table-cell>
              <table:table-cell table:style-name="ce3">
                <text:p text:style-name="P10"><text:span text:style-name="T22">micro</text:span></text:p>
              </table:table-cell>
              <table:table-cell table:style-name="ce3">
                <text:p text:style-name="P10"><text:span text:style-name="T23">text</text:span>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name="TextShape 3" draw:style-name="gr5" draw:text-style-name="P11" draw:layer="layout" svg:width="21.799cm" svg:height="5.938cm" svg:x="1.6cm" svg:y="14.4cm">
          <text:p text:style-name="P10"><text:span text:style-name="T21">create table resuktas (</text:span></text:p>
          <text:p text:style-name="P10"><text:span text:style-name="T21">id serial primary key,</text:span></text:p>
          <text:p text:style-name="P10"><text:span text:style-name="T21">id_point integer not null references points_prelev(id),</text:span></text:p>
          <text:p text:style-name="P10"><text:span text:style-name="T21">date_res date not null,</text:span></text:p>
          <text:p text:style-name="P10"><text:span text:style-name="T21">tel boolean,</text:span></text:p>
          <text:p text:style-name="P10"><text:span text:style-name="T21">sign boolean,</text:span></text:p>
          <text:p text:style-name="P10"><text:span text:style-name="T21">n_ufc integer not null,</text:span></text:p>
          <text:p text:style-name="P10"><text:span text:style-name="T21">germe varchar(100),</text:span></text:p>
          <text:p text:style-name="P10"><text:span text:style-name="T21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custom-shape draw:name="CustomShape 1" draw:style-name="gr1" draw:text-style-name="P2" draw:layer="layout" svg:width="21.397cm" svg:height="1.75cm" svg:x="1.099cm" svg:y="0.56cm">
          <text:p text:style-name="P1"><text:span text:style-name="T3">ERD (Entity Relationship Diag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3" draw:layer="layout" svg:width="5.295cm" svg:height="1.009cm" svg:x="6.992cm" svg:y="3.795cm">
          <text:p text:style-name="P1"><text:span text:style-name="T20">Disp_prele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3" draw:layer="layout" svg:width="3.998cm" svg:height="1.769cm" svg:x="0.499cm" svg:y="7.151cm">
          <text:p text:style-name="P1"><text:span text:style-name="T20">Class_limi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4" draw:layer="layout" svg:width="5.566cm" svg:height="1.009cm" svg:x="16.6cm" svg:y="3.591cm">
          <text:p text:style-name="P1"><text:span text:style-name="T20">Jours_prele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5.391cm" svg:height="1.009cm" svg:x="10.005cm" svg:y="14.526cm">
          <text:p text:style-name="P1"><text:span text:style-name="T20">Prélèv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3" draw:layer="layout" svg:width="5.789cm" svg:height="1.009cm" svg:x="6.745cm" svg:y="7.127cm">
          <text:p text:style-name="P1"><text:span text:style-name="T20">Points_prele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3" draw:layer="layout" svg:width="3.395cm" svg:height="1.009cm" svg:x="17.405cm" svg:y="7cm">
          <text:p text:style-name="P1"><text:span text:style-name="T20">Pla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8" draw:text-style-name="P15" draw:layer="layout" svg:x1="6.745cm" svg:y1="7.755cm" svg:x2="4.501cm" svg:y2="7.755cm">
          <text:p/>
        </draw:line>
        <draw:line draw:name="Line 9" draw:style-name="gr8" draw:text-style-name="P15" draw:layer="layout" svg:x1="6.384cm" svg:y1="7.755cm" svg:x2="6.745cm" svg:y2="7.393cm">
          <text:p/>
        </draw:line>
        <draw:line draw:name="Line 10" draw:style-name="gr8" draw:text-style-name="P15" draw:layer="layout" svg:x1="6.357cm" svg:y1="7.755cm" svg:x2="6.745cm" svg:y2="8.118cm">
          <text:p/>
        </draw:line>
        <draw:line draw:name="Line 11" draw:style-name="gr8" draw:text-style-name="P15" draw:layer="layout" svg:x1="4.729cm" svg:y1="8.152cm" svg:x2="4.719cm" svg:y2="7.359cm">
          <text:p/>
        </draw:line>
        <draw:line draw:name="Line 12" draw:style-name="gr8" draw:text-style-name="P15" draw:layer="layout" svg:x1="4.844cm" svg:y1="8.152cm" svg:x2="4.834cm" svg:y2="7.359cm">
          <text:p/>
        </draw:line>
        <draw:line draw:name="Line 13" draw:style-name="gr8" draw:text-style-name="P15" draw:layer="layout" svg:x1="9.642cm" svg:y1="7.081cm" svg:x2="9.642cm" svg:y2="4.837cm">
          <text:p/>
        </draw:line>
        <draw:line draw:name="Line 14" draw:style-name="gr8" draw:text-style-name="P15" draw:layer="layout" svg:x1="9.642cm" svg:y1="6.721cm" svg:x2="10.004cm" svg:y2="7.081cm">
          <text:p/>
        </draw:line>
        <draw:line draw:name="Line 15" draw:style-name="gr8" draw:text-style-name="P15" draw:layer="layout" svg:x1="9.642cm" svg:y1="6.694cm" svg:x2="9.279cm" svg:y2="7.081cm">
          <text:p/>
        </draw:line>
        <draw:line draw:name="Line 16" draw:style-name="gr8" draw:text-style-name="P15" draw:layer="layout" svg:x1="9.245cm" svg:y1="5.066cm" svg:x2="10.038cm" svg:y2="5.056cm">
          <text:p/>
        </draw:line>
        <draw:line draw:name="Line 17" draw:style-name="gr8" draw:text-style-name="P15" draw:layer="layout" svg:x1="9.245cm" svg:y1="5.18cm" svg:x2="10.038cm" svg:y2="5.171cm">
          <text:p/>
        </draw:line>
        <draw:line draw:name="Line 18" draw:style-name="gr8" draw:text-style-name="P15" draw:layer="layout" svg:x1="17.478cm" svg:y1="7.601cm" svg:x2="12.538cm" svg:y2="7.601cm">
          <text:p/>
        </draw:line>
        <draw:line draw:name="Line 19" draw:style-name="gr8" draw:text-style-name="P15" draw:layer="layout" svg:x1="16.685cm" svg:y1="7.601cm" svg:x2="17.478cm" svg:y2="7.238cm">
          <text:p/>
        </draw:line>
        <draw:line draw:name="Line 20" draw:style-name="gr8" draw:text-style-name="P15" draw:layer="layout" svg:x1="16.625cm" svg:y1="7.601cm" svg:x2="17.478cm" svg:y2="7.964cm">
          <text:p/>
        </draw:line>
        <draw:line draw:name="Line 21" draw:style-name="gr8" draw:text-style-name="P15" draw:layer="layout" svg:x1="13.041cm" svg:y1="7.997cm" svg:x2="13.019cm" svg:y2="7.204cm">
          <text:p/>
        </draw:line>
        <draw:line draw:name="Line 22" draw:style-name="gr8" draw:text-style-name="P15" draw:layer="layout" svg:x1="13.294cm" svg:y1="7.997cm" svg:x2="13.272cm" svg:y2="7.204cm">
          <text:p/>
        </draw:line>
        <draw:line draw:name="Line 23" draw:style-name="gr8" draw:text-style-name="P15" draw:layer="layout" svg:x1="11.495cm" svg:y1="14.525cm" svg:x2="11.495cm" svg:y2="8.209cm">
          <text:p/>
        </draw:line>
        <draw:line draw:name="Line 24" draw:style-name="gr8" draw:text-style-name="P15" draw:layer="layout" svg:x1="11.495cm" svg:y1="13.511cm" svg:x2="11.92cm" svg:y2="14.525cm">
          <text:p/>
        </draw:line>
        <draw:line draw:name="Line 25" draw:style-name="gr8" draw:text-style-name="P15" draw:layer="layout" svg:x1="11.495cm" svg:y1="13.435cm" svg:x2="11.07cm" svg:y2="14.525cm">
          <text:p/>
        </draw:line>
        <draw:line draw:name="Line 26" draw:style-name="gr8" draw:text-style-name="P15" draw:layer="layout" svg:x1="11.03cm" svg:y1="8.851cm" svg:x2="11.96cm" svg:y2="8.824cm">
          <text:p/>
        </draw:line>
        <draw:line draw:name="Line 27" draw:style-name="gr8" draw:text-style-name="P15" draw:layer="layout" svg:x1="11.03cm" svg:y1="9.175cm" svg:x2="11.96cm" svg:y2="9.147cm">
          <text:p/>
        </draw:line>
        <draw:line draw:name="Line 28" draw:style-name="gr8" draw:text-style-name="P15" draw:layer="layout" svg:x1="16.321cm" svg:y1="7.984cm" svg:x2="16.3cm" svg:y2="7.19cm">
          <text:p/>
        </draw:line>
        <draw:line draw:name="Line 29" draw:style-name="gr8" draw:text-style-name="P15" draw:layer="layout" svg:x1="6.12cm" svg:y1="8.087cm" svg:x2="6.099cm" svg:y2="7.294cm">
          <text:p/>
        </draw:line>
        <draw:line draw:name="Line 31" draw:style-name="gr8" draw:text-style-name="P15" draw:layer="layout" svg:x1="9.283cm" svg:y1="6.367cm" svg:x2="10.076cm" svg:y2="6.346cm">
          <text:p/>
        </draw:line>
        <draw:g>
          <draw:line draw:name="Line 30" draw:style-name="gr8" draw:text-style-name="P15" draw:layer="layout" svg:x1="18.839cm" svg:y1="6.346cm" svg:x2="19.632cm" svg:y2="6.324cm">
            <text:p/>
          </draw:line>
          <draw:line draw:name="Line 32" draw:style-name="gr8" draw:text-style-name="P15" draw:layer="layout" svg:x1="19.265cm" svg:y1="7.062cm" svg:x2="19.265cm" svg:y2="4.531cm">
            <text:p/>
          </draw:line>
          <draw:line draw:name="Line 33" draw:style-name="gr8" draw:text-style-name="P15" draw:layer="layout" svg:x1="19.265cm" svg:y1="6.656cm" svg:x2="19.691cm" svg:y2="7.062cm">
            <text:p/>
          </draw:line>
          <draw:line draw:name="Line 34" draw:style-name="gr8" draw:text-style-name="P15" draw:layer="layout" svg:x1="19.265cm" svg:y1="6.625cm" svg:x2="18.84cm" svg:y2="7.062cm">
            <text:p/>
          </draw:line>
          <draw:line draw:name="Line 35" draw:style-name="gr8" draw:text-style-name="P15" draw:layer="layout" svg:x1="18.8cm" svg:y1="4.788cm" svg:x2="19.73cm" svg:y2="4.777cm">
            <text:p/>
          </draw:line>
          <draw:line draw:name="Line 36" draw:style-name="gr8" draw:text-style-name="P15" draw:layer="layout" svg:x1="18.8cm" svg:y1="4.918cm" svg:x2="19.73cm" svg:y2="4.907cm">
            <text:p/>
          </draw:line>
        </draw:g>
        <draw:custom-shape draw:name="CustomShape 5" draw:style-name="gr9" draw:text-style-name="P14" draw:layer="layout" svg:width="5.391cm" svg:height="1.009cm" svg:x="10.005cm" svg:y="14.526cm">
          <text:p text:style-name="P1"><text:span text:style-name="T20">Prélèv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4" draw:layer="layout" svg:width="5.391cm" svg:height="1.009cm" svg:x="9.609cm" svg:y="18cm">
          <text:p text:style-name="P1"><text:span text:style-name="T20">Resulta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line draw:name="Line 30" draw:style-name="gr8" draw:text-style-name="P15" draw:layer="layout" svg:x1="11.909cm" svg:y1="17.284cm" svg:x2="12.702cm" svg:y2="17.262cm">
            <text:p/>
          </draw:line>
          <draw:line draw:name="Line 32" draw:style-name="gr8" draw:text-style-name="P15" draw:layer="layout" svg:x1="12.335cm" svg:y1="18cm" svg:x2="12.335cm" svg:y2="15.469cm">
            <text:p/>
          </draw:line>
          <draw:line draw:name="Line 33" draw:style-name="gr8" draw:text-style-name="P15" draw:layer="layout" svg:x1="12.335cm" svg:y1="17.594cm" svg:x2="12.761cm" svg:y2="18cm">
            <text:p/>
          </draw:line>
          <draw:line draw:name="Line 34" draw:style-name="gr8" draw:text-style-name="P15" draw:layer="layout" svg:x1="12.335cm" svg:y1="17.563cm" svg:x2="11.91cm" svg:y2="18cm">
            <text:p/>
          </draw:line>
          <draw:line draw:name="Line 35" draw:style-name="gr8" draw:text-style-name="P15" draw:layer="layout" svg:x1="11.87cm" svg:y1="15.726cm" svg:x2="12.8cm" svg:y2="15.715cm">
            <text:p/>
          </draw:line>
          <draw:line draw:name="Line 36" draw:style-name="gr8" draw:text-style-name="P15" draw:layer="layout" svg:x1="11.87cm" svg:y1="15.856cm" svg:x2="12.8cm" svg:y2="15.845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E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5" draw:layer="layout" svg:width="22.855cm" svg:height="12.567cm" svg:x="1.27cm" svg:y="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custom-shape draw:name="CustomShape 1" draw:style-name="gr1" draw:text-style-name="P2" draw:layer="layout" svg:width="22.855cm" svg:height="3.17cm" svg:x="1.27cm" svg:y="0.763cm">
          <text:p text:style-name="P1"><text:span text:style-name="T3">Masques de sais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6" draw:layer="layout" svg:width="13.797cm" svg:height="5.796cm" svg:x="4.186cm" svg:y="10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663cm" svg:height="1.259cm" svg:x="4.754cm" svg:y="10.61cm">
          <text:p text:style-name="P5"><text:span text:style-name="T24">Jour_prele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4.042cm" svg:height="1.259cm" svg:x="9.119cm" svg:y="10.61cm">
          <text:p text:style-name="P5"><text:span text:style-name="T24">Date_prele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" draw:text-style-name="P2" draw:layer="layout" svg:width="1.829cm" svg:height="1.259cm" svg:x="4.677cm" svg:y="12.81cm">
          <text:p text:style-name="P5"><text:span text:style-name="T24">Point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2" draw:layer="layout" svg:width="1.829cm" svg:height="1.259cm" svg:x="4.677cm" svg:y="13.988cm">
          <text:p text:style-name="P5"><text:span text:style-name="T24">Point 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2.951cm" svg:height="1.259cm" svg:x="8.913cm" svg:y="11.81cm">
          <text:p text:style-name="P5"><text:span text:style-name="T24">Date_result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2" draw:layer="layout" svg:width="2.003cm" svg:height="1.259cm" svg:x="12.328cm" svg:y="11.81cm">
          <text:p text:style-name="P5"><text:span text:style-name="T24">Result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" draw:text-style-name="P2" draw:layer="layout" svg:width="1.587cm" svg:height="1.259cm" svg:x="14.844cm" svg:y="11.81cm">
          <text:p text:style-name="P5"><text:span text:style-name="T24">Lim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15" draw:layer="layout" svg:width="1.829cm" svg:height="0.764cm" svg:x="9.578cm" svg:y="12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15" draw:layer="layout" svg:width="1.829cm" svg:height="0.764cm" svg:x="9.578cm" svg:y="13.9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15" draw:layer="layout" svg:width="1.829cm" svg:height="0.764cm" svg:x="12.412cm" svg:y="12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15" draw:layer="layout" svg:width="1.829cm" svg:height="0.764cm" svg:x="12.412cm" svg:y="13.9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" draw:text-style-name="P15" draw:layer="layout" svg:width="1.829cm" svg:height="0.764cm" svg:x="14.776cm" svg:y="12.9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4" draw:text-style-name="P15" draw:layer="layout" svg:width="1.829cm" svg:height="0.764cm" svg:x="14.776cm" svg:y="13.9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" draw:text-style-name="P16" draw:layer="layout" svg:width="9.653cm" svg:height="5.796cm" svg:x="4.242cm" svg:y="3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3" draw:text-style-name="P2" draw:layer="layout" svg:width="3.663cm" svg:height="1.259cm" svg:x="4.81cm" svg:y="3.924cm">
          <text:p text:style-name="P5"><text:span text:style-name="T24">Jour_prele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" draw:layer="layout" svg:width="4.042cm" svg:height="1.259cm" svg:x="9.175cm" svg:y="3.924cm">
          <text:p text:style-name="P5"><text:span text:style-name="T24">Date_prele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" draw:layer="layout" svg:width="1.829cm" svg:height="1.259cm" svg:x="4.733cm" svg:y="6.125cm">
          <text:p text:style-name="P5"><text:span text:style-name="T24">Point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3" draw:text-style-name="P2" draw:layer="layout" svg:width="1.829cm" svg:height="1.259cm" svg:x="4.733cm" svg:y="7.302cm">
          <text:p text:style-name="P5"><text:span text:style-name="T24">Point 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3" draw:text-style-name="P2" draw:layer="layout" svg:width="1.829cm" svg:height="1.259cm" svg:x="4.733cm" svg:y="8.435cm">
          <text:p text:style-name="P5"><text:span text:style-name="T24">Point 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" draw:text-style-name="P2" draw:layer="layout" svg:width="2.475cm" svg:height="0.754cm" svg:x="7.098cm" svg:y="5.125cm">
          <text:p text:style-name="P5"><text:span text:style-name="T24">Prélev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16" draw:layer="layout" svg:width="0.387cm" svg:height="0.38cm" svg:x="7.474cm" svg:y="6.31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5" draw:text-style-name="P16" draw:layer="layout" svg:width="0.387cm" svg:height="0.38cm" svg:x="7.474cm" svg:y="7.49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15" draw:text-style-name="P16" draw:layer="layout" svg:width="0.387cm" svg:height="0.38cm" svg:x="7.474cm" svg:y="8.62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6" draw:text-style-name="P17" draw:layer="layout" svg:width="0.191cm" svg:height="0.187cm" svg:x="7.576cm" svg:y="6.4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16" draw:text-style-name="P17" draw:layer="layout" svg:width="0.191cm" svg:height="0.187cm" svg:x="7.576cm" svg:y="7.59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13" draw:text-style-name="P2" draw:layer="layout" svg:width="1.829cm" svg:height="1.259cm" svg:x="4.705cm" svg:y="15.126cm">
          <text:p text:style-name="P5"><text:span text:style-name="T24">Point 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3" draw:text-style-name="P2" draw:layer="layout" svg:width="2.824cm" svg:height="1.259cm" svg:x="9.584cm" svg:y="15.126cm">
          <text:p text:style-name="P5"><text:span text:style-name="T24">Non prélev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Droid Sans Fallback2" svg:font-family="'Droid Sans Fallback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2cm" svg:height="1.484cm" svg:x="11.887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7T08:29:42</meta:creation-date>
    <meta:initial-creator>LIAUTAUD Thomas</meta:initial-creator>
    <dc:language>fr-FR</dc:language>
    <dc:creator>thomas </dc:creator>
    <dc:date>2018-04-24T23:34:42.024428367</dc:date>
    <meta:editing-cycles>60</meta:editing-cycles>
    <dc:title>Suivi des prélèvements microbiologiques d’environnement de l’unité de préparation de nutrition parentérale</dc:title>
    <meta:editing-duration>PT6H11M25S</meta:editing-duration>
    <meta:generator>LibreOffice/5.0.3.2$Linux_x86 LibreOffice_project/00m0$Build-2</meta:generator>
    <meta:document-statistic meta:object-count="16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